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484a" officeooo:paragraph-rsid="001b484a"/>
    </style:style>
    <style:style style:name="P2" style:family="paragraph" style:parent-style-name="Standard">
      <style:paragraph-properties fo:text-align="start" style:justify-single-word="false"/>
      <style:text-properties officeooo:rsid="001b484a" officeooo:paragraph-rsid="001b484a"/>
    </style:style>
    <style:style style:name="P3" style:family="paragraph" style:parent-style-name="Standard">
      <style:paragraph-properties fo:text-align="start" style:justify-single-word="false"/>
      <style:text-properties officeooo:rsid="001d085a" officeooo:paragraph-rsid="001d085a"/>
    </style:style>
    <style:style style:name="T1" style:family="text">
      <style:text-properties officeooo:rsid="001d08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inglês </text:p>
      <text:p text:style-name="P1"/>
      <text:p text:style-name="P3">2- Da revista FORBES</text:p>
      <text:p text:style-name="P2"/>
      <text:p text:style-name="P2">3-a-1</text:p>
      <text:p text:style-name="P2">b-3</text:p>
      <text:p text:style-name="P2">c-4</text:p>
      <text:p text:style-name="P2">d-2</text:p>
      <text:p text:style-name="P2"/>
      <text:p text:style-name="P2">4-</text:p>
      <text:p text:style-name="P2"/>
      <text:p text:style-name="P2">5-<text:span text:style-name="T1">a-2 <text:s/>b-4 c-3 d-1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0:22:09.214071871</meta:creation-date>
    <dc:date>2020-11-26T10:35:49.552146197</dc:date>
    <meta:editing-duration>PT3M30S</meta:editing-duration>
    <meta:editing-cycles>1</meta:editing-cycles>
    <meta:document-statistic meta:table-count="0" meta:image-count="0" meta:object-count="0" meta:page-count="1" meta:paragraph-count="8" meta:word-count="16" meta:character-count="74" meta:non-whitespace-character-count="64"/>
    <meta:generator>LibreOffice/6.4.6.2$Linux_X86_64 LibreOffice_project/40$Build-2</meta:generator>
  </office:meta>
</office:document-meta>
</file>